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draw:marker-start-width="0.359cm" draw:marker-end-width="0.359cm" draw:fill="solid" draw:fill-color="#ffffff" draw:textarea-horizontal-align="justify" draw:textarea-vertical-align="middle" draw:auto-grow-height="false" fo:min-height="5.947cm" fo:min-width="7.602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36cm" loext:decorative="false"/>
      <style:paragraph-properties style:writing-mode="lr-tb"/>
    </style:style>
    <style:style style:name="gr4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33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Verdana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T1" style:family="text">
      <style:text-properties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89cm" svg:height="6.985cm" svg:x="2.27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6.984cm" svg:height="1.021cm" svg:x="3.223cm" svg:y="2.836cm">
          <draw:text-box>
            <text:p text:style-name="P2"><text:span text:style-name="T1">Power Supply Unit</text:span></text:p>
          </draw:text-box>
        </draw:frame>
        <draw:frame draw:style-name="gr3" draw:text-style-name="P5" draw:layer="layout" svg:width="8.572cm" svg:height="3.086cm" svg:x="2.905cm" svg:y="5.851cm">
          <draw:text-box>
            <text:p><text:span text:style-name="T2">Notes:</text:span></text:p>
            <text:p><text:span text:style-name="T2">- Based on: LM2596 step-down converter.</text:span><text:span text:style-name="T3"><text:line-break/></text:span><text:span text:style-name="T2">- Left side: power input (dc-jack) + On/Off switch.</text:span></text:p>
            <text:p><text:span text:style-name="T2">- Right side: power output (banana plugs).</text:span></text:p>
            <text:p text:style-name="P4"><text:span text:style-name="T2">- Front side: short-circuit to set max current</text:span></text:p>
            <text:p text:style-name="P4"><text:span text:style-name="T2"><text:s text:c="20"/>(first set voltage to minimum).</text:span></text:p>
            <text:p text:style-name="P4"><text:span text:style-name="T2"/></text:p>
          </draw:text-box>
        </draw:frame>
        <draw:frame draw:style-name="gr4" draw:text-style-name="P7" draw:layer="layout" svg:width="8.572cm" svg:height="1.587cm" svg:x="2.905cm" svg:y="4.175cm">
          <draw:text-box>
            <text:p text:style-name="P6"><text:span text:style-name="T4">Power Input: 5-24V (max).</text:span></text:p>
            <text:p text:style-name="P6"><text:span text:style-name="T4">Power Output: 1.25-20V @2A (ma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3:16:49.407279600</meta:creation-date>
    <meta:generator>LibreOffice/25.2.7.2$Windows_X86_64 LibreOffice_project/5cbfd1ab6520636bb5f7b99185aa69bd7456825d</meta:generator>
    <dc:date>2025-12-26T00:30:20.508253500</dc:date>
    <meta:editing-duration>PT18M18S</meta:editing-duration>
    <meta:editing-cycles>7</meta:editing-cycles>
    <meta:document-statistic meta:object-count="4"/>
  </office:meta>
</office:document-meta>
</file>